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svg:font-family="Times"/>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style:text-properties fo:font-weight="bold" style:font-weight-asian="bold" style:font-weight-complex="bold"/>
    </style:style>
    <style:style style:name="P3" style:family="paragraph" style:parent-style-name="Standard">
      <style:paragraph-properties fo:line-height="200%"/>
    </style:style>
    <style:style style:name="P4" style:family="paragraph" style:parent-style-name="Standard">
      <style:paragraph-properties fo:line-height="100%" fo:break-before="page"/>
    </style:style>
    <style:style style:name="P5" style:family="paragraph" style:parent-style-name="Standard">
      <style:paragraph-properties fo:margin-left="0.5in" fo:margin-right="0in" fo:line-height="200%" fo:text-indent="-0.5in" style:auto-text-indent="false">
        <style:tab-stops/>
      </style:paragraph-properties>
    </style:style>
    <style:style style:name="P6" style:family="paragraph" style:parent-style-name="Standard" style:list-style-name="">
      <style:paragraph-properties fo:margin-left="0.5in" fo:margin-right="0in" fo:line-height="200%" fo:text-indent="-0.5in" style:auto-text-indent="false">
        <style:tab-stops/>
      </style:paragraph-properties>
    </style:style>
    <style:style style:name="P7" style:family="paragraph" style:parent-style-name="Standard">
      <style:paragraph-properties fo:margin-left="0.5in" fo:margin-right="0in" fo:line-height="200%" fo:text-indent="-0.5in" style:auto-text-indent="false">
        <style:tab-stops/>
      </style:paragraph-properties>
    </style:style>
    <style:style style:name="P8" style:family="paragraph" style:parent-style-name="Standard">
      <style:paragraph-properties fo:margin-top="0in" fo:margin-bottom="0.0799in" fo:line-height="200%" fo:break-before="page"/>
      <style:text-properties fo:font-weight="bold" style:font-weight-asian="bold" style:font-weight-complex="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style:text-position="super 58%" fo:font-style="normal" style:font-style-asian="normal" style:font-style-complex="normal"/>
    </style:style>
    <style:style style:name="T7" style:family="text">
      <style:text-properties fo:font-variant="normal" fo:text-transform="none" fo:font-style="normal" style:font-style-asian="normal" style:font-style-complex="normal"/>
    </style:style>
    <style:style style:name="T8" style:family="text">
      <style:text-properties fo:font-variant="normal" fo:text-transform="none" fo:font-style="italic" style:font-style-asian="normal" style:font-style-complex="normal"/>
    </style:style>
    <style:style style:name="T9" style:family="text">
      <style:text-properties fo:font-variant="normal" fo:text-transform="none" fo:font-style="italic" style:font-style-asian="italic" style:font-style-complex="italic"/>
    </style:style>
    <style:style style:name="T10" style:family="text">
      <style:text-properties fo:font-variant="normal" fo:text-transform="none" style:text-position="super 58%" fo:font-style="normal" style:font-style-asian="normal" style:font-style-complex="normal"/>
    </style:style>
    <style:style style:name="T11" style:family="text">
      <style:text-properties fo:font-weight="bold"/>
    </style:style>
    <style:style style:name="T12" style:family="text">
      <style:text-properties style:font-weight-asian="bold"/>
    </style:style>
    <style:style style:name="T13" style:family="text">
      <style:text-properties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ark Cohen</text:p>
      <text:p text:style-name="Standard">Comp. Exam in Historical Sociology: European State Formation</text:p>
      <text:p text:style-name="Standard">Readers: Tom Ertman and Vivek Chibber</text:p>
      <text:p text:style-name="Standard">1/21/11</text:p>
      <text:p text:style-name="Standard"/>
      <text:p text:style-name="Standard"/>
      <text:p text:style-name="P1">1. Compare and contrast the perspectives of Weber, Anderson, Tilly, and Ertman on the following issues: first, the nature of the development to be explained in the history of European political institutions in the early modern period; and second, the primary causal factors that explain that development.</text:p>
      <text:p text:style-name="P3"/>
      <text:p text:style-name="P3"><text:tab/>The changes undergone by the institutional structures of European polities from roughly the end of the Middle Ages through the 18th century have drawn the interest of many authors working in history and historical sociology. Although sometimes this topic has been presented as the question of the rise of the “modern state,” most major theorists have recognized that the issue is slightly more complicated than that. What happened prior to the French Revolution was less the development of modern state forms than of their <text:span text:style-name="T2">precursors</text:span><text:span text:style-name="T4"> through</text:span> the process of strengthening monarchical rule out of the decentralization and fragmented sovereignty of feudalism. There are nonetheless, significant differences in interpretation in the different accounts. The question here has two parts, what happened and how to explain it, and so there will be two parts to the answer as well. First, for each author, I will discuss the categories of analysis that provide the basis for the author's understanding of what developments occurred and what there significance was. Specifically, I will define the important concepts employed by each author and identify the kinds of significant variation that the use of those concepts can express both over time and across cases. Second, I will present each author's conception of the dynamics of changes in political institutions that account for the historical trajectory and the emergence of varying outcomes. That is to say, what are the forces that drive changes in political institutions <text:soft-page-break/>and how were the observed variations produced historically?</text:p>
      <text:p text:style-name="P3"><text:tab/>Weber (1968), in many ways, provides the “classical” statement in sociology of state structures. His approach emphasizes the question of how a ruling minority can maintain sustained, regularized domination over a subject population in a given territory, and from that lens,<text:span text:style-name="T4"> he presents a wide-ranging discussion of how domination has been organized in different times and places. A fundamental, recurrent point in his analysis is that the actual practice of domination requires involves a balance of power between a ruler and the administrative staff that actually carries out the operations of rule, since whatever the basic shared interest of all in the domination of the subject population, there always exists the potential conflict between the ruler and the members of the apparatus over the appropriation and distribution of the fruits of domination.</text:span></text:p>
      <text:p text:style-name="P3"><text:tab/>Weber makes a point of starting with the most “modern” pattern, bureaucracy, which he then contrasts with traditional and charismatic forms of rule. The downside of this technique is that every other form of rule blurs together slightly as “not-bureaucracy.” In fact, Weber's interpretation of early modern state-building in Europe is that it consisted of a resurgence of the centralizing tendencies of patrimonial monarchy, against the decentralized institutions of feudalism and the system of Estates. It was, thus, a transformation <text:span text:style-name="T2">within </text:span>non-bureaucratic forms of rule, pointing only ambiguously towards bureaucracy, and so it will make sense to jettison Weber's own ordering in favor of a direct focus on his concept of patrimonial rule.</text:p>
      <text:p text:style-name="P3"><text:tab/>Traditional domination is, ideal-typically, the obedience to an <text:span text:style-name="T1">individual</text:span> who is, according to “age-old rules and powers,” one's “personal master.” As a consequence, the commands of a traditional authority-holder are partly constrained by tradition, though what this <text:soft-page-break/>amounts to in practice is that traditional rule is a calculus of what can be accomplished without eliciting excessive and disruptive opposition from subjects. Extended beyond the independent household, traditional authority becomes <text:span text:style-name="T1">patrimonialism</text:span>, the domination of a ruler over <text:span text:style-name="T1">subjects</text:span> owing customary obligations of service and dues by means of personally controlled administration and coercive power (ibid. 231-2). In one further extension, a patrimonial <text:span text:style-name="T1">state</text:span> involves the exercise of authority by a lord beyond the domain of his direct patrimonial control, which implies the subordination of other, smaller lords.</text:p>
      <text:p text:style-name="P3"><text:tab/>Weber devotes relatively little time to the issue of relationship between rulers and subjects under patrimonialism. Instead, he is far more interested in the relations of the hierarchically organized power-holders within a patrimonial state, especially those of the ruler with his own administrative staff and with the independently powerful local lords with whom he must compromise to maintain order. As a patrimonial ruler extends the territory he controls, he is faced with a dilemma: in order to exercise control over his possessions, he must delegate authority to officials and grant them resources to support themselves. In so doing, however, he sets off a struggle over the terms of officials' subordination. Instead of being a delegation of authority by the ruler at his pleasure, officials seek to acquire a <text:span text:style-name="T1">right</text:span>, which can be traded or willed to heirs, to hold their office unless they transgress their customarily limited (Weber uses the idiosyncratic term “stereotyped”) responsibilities—what Weber calls the “appropriation” of an office. Ultimately, the outcome of the struggle between rulers and their staffs depends on the balance between the independent economic and coercive resources of the former and the capacity of the latter to collectively demand limitations to the rulers' arbitrary powers.</text:p>
      <text:p text:style-name="P3"><text:tab/>The situation is even worse insofar as the ruler is forced to work through the existing <text:soft-page-break/>possessors of economic and political power (ibid. ch. XII sec. 16). Local officials, except with a high degree of bureaucratic technical development, must primarily come from among local notables. Indeed, local landholders, with their own power bases, pose a particularly difficult obstacle to patrimonial centralization, since rulers generally have only limited capacity to expropriate them, for lack of alternative mechanism of pacification of subjects.</text:p>
      <text:p text:style-name="P3"><text:tab/>Overall, patrimonial rule oscillates between two organizational poles: fragmented, customarily constrained, appropriated administration and the arbitrary discretionary power of the ruler (ibid. ch. XII sec. 9). Patrimonial political structures relatively free of the appropriation of office and headed by relatively assertive rulers can acquire certain features resembling modern, bureaucratic administration, including a certain level of specialization and professionalization among officials, but in contrast to the impersonality of bureaucratic offices, patrimonial offices remain fundamentally <text:span text:style-name="T1">ad hoc</text:span> delegations of authority from the ruler to an official, serving at the ruler's pleasure but performing the task assigned according to the official's own <text:span text:style-name="T1">ad hoc</text:span> judgment.</text:p>
      <text:p text:style-name="P3"><text:tab/>It is possible to find moments in Weber's writing that seem to echo the theories of various later authors. However, the main, stylistic contrast between him and the other authors I will survey here is that he does not attempt to limit himself to one, relatively concise conceptual schema. The tripartite division between rational, traditional, and charismatic authority is often emphasized in the representation of Weber as one of the “classical” thinkers in sociology, but his description of the forms of political organization involves a degree of complexity that those three concepts completely fail to capture.<text:note text:id="ftn5" text:note-class="footnote"><text:note-citation>1</text:note-citation><text:note-body><text:p text:style-name="Footnote">He devotes two chapters and 105 pages to his main discussion of the dynamics and variations of traditional rule alone.</text:p></text:note-body></text:note> Though in an attempt at condensation, one can say that Weber takes the balance of power between rulers and their administrative staffs to be absolutely <text:soft-page-break/>essential to understanding the structure and operation of political organizations, it would be impossible to derive from his writings a parsimonious “theory” on the variations possible and their causes and consequences. The other three authors I will now turn to do attempt to provide such a concise, comprehensible theoretical account by paring away some of the complexity and profusion of detail that characterizes Weber's work.</text:p>
      <text:p text:style-name="P3"><text:tab/>Anderson's starting point is completely different from Weber's: instead of variations in political organization understood as an ideal-typical problem of territorial rule, Anderson (1974) mobilizes a Marxian conception of different modes of production. Nonetheless, a key element of Anderson's contribution to a Marxist history of political structures is his attempt to justify in Marxian theoretical terms an analytical focus on the political and juridical structures that might otherwise be relegated to the inessential “superstructure.” Anderson notes that in Marxism, feudalism is often defined as extra-economic extraction of surplus from small peasants by large landholders in a condition of limited commodity production and exchange. In reality, he claims, this definition includes <text:span text:style-name="T1">all</text:span> pre-capitalist modes of production, and thus, distinctions among them depend on <text:span text:style-name="T1">how</text:span> that extra-economic coercion is organized, i.e. their political orders. In other words, in pre-capitalist societies, any validity that the distinction between an economic “base” and a political “superstructure” has under capitalism must break down, because production is enmeshed with other institutions in a much more fundamental way.</text:p>
      <text:p text:style-name="P3"><text:tab/>Nonetheless, as I will elaborate later, Anderson retains the classical Marxist conception of the dialectical succession of modes of production through internal tendencies of development and crisis. In this section, I will present Anderson's understanding of the character of the transformation entailed by the rise of royal absolutism in early modern Europe. According to <text:soft-page-break/>Anderson, absolutism was the concentration, into the hands of the crown, of political, military, and judicial authority that, under feudalism, had devolved to the private control of members of the nobility. The general tendency was towards the weakening of local “intermediary powers,” which had been the nobility's great bulwark against royal interference under feudalism. Nonetheless, the absolutist monarchies of early modern Europe mobilized their newly concentrated power to attempt to reassert noble political power, which was threatened by late-medieval the crisis of the feudal mode of production. In that respect, absolutism was itself “feudal,” but it also necessarily entailed a reconfiguration of political relations that had important consequences in the direction of preparation for capitalism. In this respect, its central characteristic was its combination of increased royal authority with greater security of private property, including the liberation of private property from feudal conditionality, with the result that even the nobility was less bound by traditional restrictions on use of land.</text:p>
      <text:p text:style-name="P3"><text:tab/>Like Weber, Anderson looks at the early modern changes in European political institutions in terms of a transformation in the terms of the relationship between crown and nobility. However, instead of seeing this relationship as a balance of power between ruler and administrative staff, Anderson insists that the reduction of noble political autonomy was a necessary step to <text:span text:style-name="T1">protect</text:span> the rule of the landed nobility. “Absolutism could only govern 'for' the aristocracy by remaining 'above' it” (ibid. 298). Class relations within the mode of production thus retain their analytical primacy: political structures are the coercive and legal manifestation of the domination of the ruling class of social formation. Moreover, as will be shown below, in Anderson's account, variations in how ruling class domination must be manifested are themselves in large part the product of the intrinsic historical dynamics of modes of production.</text:p>
      <text:p text:style-name="P3"><text:soft-page-break/><text:tab/>Tilly, in contrast, adopts the recognizably Weberian definition of states as “relatively centralized, differentiated organizations the officials of which more or less successfully claim control over the chief concentrated mean of violence within a population inhabiting a large, contiguous territory” (Tilly 1985: 170).<text:note text:id="ftn0" text:note-class="footnote"><text:note-citation>2</text:note-citation><text:note-body><text:p text:style-name="Footnote">The definition in Tilly 1992 is superficially different.</text:p></text:note-body></text:note> Looking at the situation circa 1300, he says there was little reason to think that anything like the modern national state would emerge as the dominant form, and thus one of his key analytical goals is to explain why, in the end, the national state “won out.” In the section on historical dynamics, I will summarize the story he tells about the rise of the national state, but the ultimate “victory” of the one state form is not the only thing that Tilly wants to explain. He also insists that the variation itself cannot be dismissed as some kind of aberration but must be taken seriously as a phenomenon to be explained.</text:p>
      <text:p text:style-name="P3"><text:tab/>To that end, Tilly (1992) develops an account of the interrelation and consequences of the “accumulation” and “concentration” of two sorts of resources: capital and the means of coercion. <text:s/>Tilly uses the term 'capital' to include any form of mobile resources, and thus capitalists are individuals seeking to exploit and accumulate surpluses of such resources through investment in production and exchange. Thus, merchants, financiers, tax-farmers and rentier landlords are all “capitalists.” As noted in Tilly's definition above, the state represents the “chief” concentration of the means of coercion in a territory; capital, in contrast, tends to be accumulated and concentrated in cities.</text:p>
      <text:p text:style-name="P3"><text:tab/>The core of Tilly's coercion-and-capital theory is that state-building entails the concentration and accumulation of means of coercion in the hands of the state, and insofar as state-building is going to occur in a given territory, the quantity and distribution of the two resources condition the form the state-building will take. There are two main avenues for a state <text:soft-page-break/>to increase its means of coercion: it can concentrate control of existing means of coercion, which tends to produce “organizationally bulky states with extensive patrimonialism and significant limits to centralization,” or it can concentrate economic resources and “convert those revenues into the means of war” (Ikegami and Tilly 1994: 430-1). He thus emphasizes a basic contrast between capital-rich and capital-poor states, which more or less amounts to the presence or absence of wealthy cities. A high concentration of capital can be a double-edged sword, however, since although cities can be an effective source of revenue, obtaining reliable access to it can require extensive bargaining between the state and capitalists, resulting in the state ceding considerable influence to urban capitalists. In the extreme case of capital-intensiveness, the city-state, the general pattern is an administratively light oligarchic government oriented towards protections of mercantile interests. The ultimately “victorious” form of the national state represented a middle-ground of “capitalized coercion.” There were, however, two different "trajectories" to capitalized coercion that further expand his basic coercion-heavy to capital-heavy continuum: a coercive trajectory, in which lords maintained immense direct power over peasantry, either through serfdom or otherwise, and extracted surplus (augmented, later, by grain export), and a capitalist trajectory, in which the peasantry differentiated and linked up with urban market relations, providing cash crops, or even small-scale manufacturing. In sum, Tilly's account of early modern European state-building is a model of resources and strategies: different patterns correspond to different responses to the problem of expanding state control of the means of coercion conditioned by different accumulations and distributions of coercion and capital.</text:p>
      <text:p text:style-name="P3"><text:tab/>One way in which Ertman (1997) can be seen as a response to Tilly is that he contends that Tilly's theory is <text:span text:style-name="T2">too </text:span><text:span text:style-name="T4">parsimonious, effacing too much of the variation in state forms in early </text:span><text:soft-page-break/><text:span text:style-name="T4">modern Europe.</text:span> Ertman notes that in standard accounts of European state-building, there is a binary opposition between states combining royal absolutism with increasingly bureaucratic administration (paradigmatically, France and Prussia) on the one hand and states with strong representative institutions and local government (England) on the other.<text:note text:id="ftn2" text:note-class="footnote"><text:note-citation>3</text:note-citation><text:note-body><text:p text:style-name="Footnote">This observation is true of Tilly's coercion-and-capital perspective as well, though Tilly refines it by positing a continuum on which France, Prussia, and England are actually grouped together within the “capitalized coercion” center while, for instance, Russia occupies a position of coercion-centric statebuilding out past Prussia and mercantile city-states represent an extremely capital-centric form beyond even England.</text:p></text:note-body></text:note> Ertman criticizes these binary accounts as collapsing two issues: regime type and form of administrative apparatus. In the first place, he argues, states in early modern Europe can be divided into absolutist, in which the king can make laws unilaterally, and constitutional regimes, in which representative institutions have some regular say. In addition to that, states can also be contrasted based on whether they have a patrimonial or bureaucratic administration. Patrimonial officials succeed in appropriating their offices for their own use and benefit and wield their independent resources and power to restrict the ruler's arbitrary authority of appointment and removal. Bureaucracy, in contrast, involves rule through a specialized, formalized hierarchical administration.</text:p>
      <text:p text:style-name="P3"><text:tab/>Ertman's contention is that it cannot be maintained that regimes types and forms of administration are perfectly correlated. There is, Ertman notes, a tendency to underestimate the existence of “dysfunctional, 'patrimonial' institutional arrangements” in absolutist monarchies and thereby exaggerate their bureaucratic character. Only by assuming that absolutist monarchies are <text:span text:style-name="T1">ipso facto</text:span> more bureaucratic than parliamentary England does it make sense to group together the increasingly professionalized Prussian bureaucracy of the 18<text:span text:style-name="T5">th</text:span> century with the immensely complicated tangle of French venal officialdom under the <text:span text:style-name="T1">ancien regime</text:span>.</text:p>
      <text:p text:style-name="P3"><text:tab/>Ertman's account seeks to explain how and why various European states came to fall where they did in this two-dimensional schema at, roughly, the beginning of the 18th century. <text:soft-page-break/>The bulk of the theory will be addressed below, but for now, it is worth noting a key similarity in the <text:span text:style-name="T1">style</text:span> of explanation adopted by Ertman and Tilly in contrast to Weber and, in a different way, Anderson. Both Ertman and Tilly develop theories that can be presented in terms of a connection between independent and dependent variables. Ertman's criticism of Tilly is that his outcome variable is uni-dimensional when in reality two dimensions are required to capture the importance variations, but nonetheless they present arguments in the same form. Weber, again, develops no single “theory” of the pattern of state-building. He notes in passing a wide array of possible causal associations—for instance, rulers' resources =&gt; forms of providing for armies and officials =&gt; tendencies of patrimonial centralization vs. prebendal decentralization—but he lingers on none of them to elaborate on and empirically verify the implicit hypotheses. Anderson, like Tilly and Ertman, eschews Weber's encyclopedic tendencies in favor of an analytic focus on particular concepts that he argues are especially important, but unlike Tilly and Ertman, the concepts he emphasizes do not easily fit into the model of independent and dependent variables. Instead, Anderson's theory is an account of the constants and variations—including developmental tendencies and critical limits—that are intrinsically produced by a particular structural configuration of social relations, namely the feudal mode of production and its absolutist refinement.</text:p>
      <text:p text:style-name="P3"><text:tab/>In accounting for the transformations that occurred in political institutions in early modern Europe, all four share the common ground of emphasizing the importance of military competition among political power-holders. Each cites it as the engine driving developments in political institutions. The differences among the accounts arise from how each understands the interaction of military competition with other conditions to produce outcomes. Furthermore, <text:soft-page-break/>their different styles of concept-formation lead to different ways of constructing their dynamic historical accounts.</text:p>
      <text:p text:style-name="P3"><text:tab/>The plethora of conceptual distinctions and general patterns that Weber includes in his discussion of European state-building leads to the result that his account is, of the four discussed here, the closest to narrative history. The story goes something like this. Medieval feudalism corresponded to the need to muster reasonably well-equipped and -maintained military forces in the context of an economy with relatively little monetary exchange and limited infrastructure. Feudalism provided a solution by providing economic support for noble military activity through the granting of independent manors to vassals, who were tied to their lords by a pledge of fealty backed by a knightly status code of honor. As a hierarchically organized political structure, however, feudalism had severe limits. The age-old contest between patrimonial rulers and their administrative and military subordinates was tilted in medieval Europe towards vassals to an exceptional extent. Rulers had the power to discipline individual vassals (at least below the very highest rung), but they were constrained by the need to ultimately secure the cooperation of their vassals, who proved exceptionally capable of collectively extracting concessions from their rulers. The result was, politically and militarily, highly inflexible. Extraordinary needs could only be met by negotiations among the ruler and the other holders of power and economic resources in society—the nobility, the cities, the church—and these negotiations were formalized in the system of Estates.<text:note text:id="ftn6" text:note-class="footnote"><text:note-citation>4</text:note-citation><text:note-body><text:p text:style-name="Footnote">While this basic tension between the prerogative of rulers and the appropriation of political authority by subordinates, including the claim of the latter to stand between the ruler and common subjects, is a ubiquitous problem of patrimonial political rule, its formalizing into the system of estates was a unique product of medieval Europe.</text:p></text:note-body></text:note></text:p>
      <text:p text:style-name="P3"><text:tab/>However, in part due to the expansion of the money economy, “political needs” came to systematically outstrip the capacities of the decentralized feudal polity for mustering resources <text:soft-page-break/>even through the mechanism of the Estates. Motivated by simple ambition but also by the objective political and economic requirements of the era—Weber is somewhat vague on what these were exactly—rulers sought to inject a “princely bureaucracy” into the institutions of feudal rule, reasserting central authority and augmenting his capacity to extract resources. “[A]t first this led to a renaissance of patrimonialism, which remained dominant in Continental Europe up to the French Revolution, but the longer patrimonialism lasted, the more it approached pure bureaucratism” (Weber 1978: 1087). Thus, for Weber, bureaucracy grew out of feudalism and the system of estates, but in a complex way, and royal absolutist states of early modern Europe were <text:span text:style-name="T1">like</text:span> many other patrimonial states in displaying <text:span text:style-name="T1">limited</text:span> bureaucratic elements.</text:p>
      <text:p text:style-name="P3"><text:tab/>To re-emphasize the point made above, one would be hard pressed to extract a clear theory from Weber's account in the form of: the outcome of 'bureaucratic administration' arises when values of the variables <text:span text:style-name="T1">w</text:span>, <text:span text:style-name="T1">x</text:span>, and <text:span text:style-name="T1">z</text:span> attain the values of such-and-such. Social structure and economic development and the technological and organizational requirements of military competition obviously <text:span text:style-name="T1">matter</text:span> in Weber's understanding, but he declines to lay out specific propositions about how they matter. Morevoer, while Weber seeks to provide the historical background for many of the political forms that are distinctively “modern” (and, he takes pain to assert, uniquely European), there is no obvious directionality in the story towards the development of modernity. At each stage, political developments arise out of the interplay of the strategic activity of power-holders and the institutional contexts in which they must work. </text:p>
      <text:p text:style-name="P3"><text:tab/>For Anderson, in contrast, there is a clear developmental trajectory in European political history. His understanding of political structures and their change over time is based on a conception of historical imperatives imposed by the dialectical development of the mode of <text:soft-page-break/>production, which individual states might succeed or fail to live up to. Modes of production function adequately for a time, including a certain capacity for progressive development, but eventually they run up against internal limits and fall into epochal crises. In the crisis of a mode of production, new forces of production do not “break through,” but under pressure of crisis relations gradually transform from within, only later to bring out newly developed forces. Anderson's historical narrative of the trajectory from classical slave society through feudalism to absolutism thus centers on whether, when and how new, fruitful configurations emerge out of crises.<text:note text:id="ftn7" text:note-class="footnote"><text:note-citation>5</text:note-citation><text:note-body><text:p text:style-name="Footnote">For instance, he speaks of the emergence of a “genuine” feudal synthesis in Western Europe that overcame the stagnation of the slave mode of production, whereas in parts of Eastern Europe no such “genuine” synthesis was achieved, indicating and reproducing their relatively “backwards” character.</text:p></text:note-body></text:note></text:p>
      <text:p text:style-name="P3"><text:tab/>Here, I will specifically focus on Anderson's account of the drive to royal absolutism as a response to the political imperatives imposed by the crisis of the feudal mode of production at the end of the middle ages. As I noted above, according to Anderson absolutism was the domination of the landed nobility by other means once the decentralized exploitation characteristic of feudalism became unworkable. Feudalism had become unworkable by the end of the Middle Ages because although it was more dynamic than the “slave mode of production” for a time, it too hit a limit to its extensive growth, setting off a cycle of overpopulation, noble over-exploitation, and territorial warfare. This crisis came in the 14th century, and it placed a two-sided pressure on noble political rule. First, depopulation and mobilization among the peasantry threatened nobles' capacity to extract surplus, winning in the West the end of serfdom. Second, territorial warfare expanded and in effect shifted “upward” to the level of the state, bringing with it a technical “military revolution” and causing <text:span text:style-name="T1">royal</text:span> fiscal crises as it increasingly became the case that the necessary armies could only be raised by the crown contracting with mercenary <text:soft-page-break/>companies.</text:p>
      <text:p text:style-name="P3"><text:tab/>It was these dual pressures that necessitated the rise of absolutism. The victories of the peasantry against the nobility could only be checked by concentrating coercive and judicial functions in the hands of the crown, and the fiscal crises set off by the military revolution required that royal taxation be drastically expanded, if need be at the expense of feudal dues. Nonetheless, through the 17<text:span text:style-name="T5">th</text:span> century, nobles did not accept the loss of their independent political powers and the augmentation of royal resources without a fight, though actual rebellion was only ever local. In this respect, the story he tells is no different than that told by any other author discussed here. The difference is that in Anderson's understanding, the entire process was that of the nobility having “to be broken in to the harsh and unwanted discipline of its own conditions of government” (Anderson 1974: 55).<text:note text:id="ftn8" text:note-class="footnote"><text:note-citation>6</text:note-citation><text:note-body><text:p text:style-name="Footnote">This is seen most clearly in the case of France. Both the Wars of Religion and the Fronde, Anderson argues, were attempts by the nobility, specifically the provincial magnates, to claim local political autonomy from the crown. They continued only until increasing signs of peasant and urban unrest appeared, at which point the nobility obediently reunited under the umbrella of royal authority in defense of their collective rule as a class.</text:p></text:note-body></text:note></text:p>
      <text:p text:style-name="P3"><text:tab/>There is one further wrinkle. While the real crisis of the feudal mode of production and thus the imperative of absolutism arose in Western Europe, those historical forces were then transmitted second-hand to the relatively less developed East. In Western Europe, the growth of cities during the middle ages was an important factor in changing the balance of power against the nobility. On the one hand, commercial penetration reordered rural society, increasing noble demands for cash. On the other, cities (or at least the urban poor) supported uprisings and acted as an outlet for serf flight. In contrast, in the less urbanized East, nobles were more successful in asserting total dominance over the peasantry in response to the labor shortage caused by the drying up of immigration from the West and (later) population loss due to warfare. Princely absolutism in Germany was thus primarily built in response to the military threat from Western <text:soft-page-break/>absolutism, most immediately Sweden. Eastern Europe can be thought of coexisting with the West at an earlier stage of development: just as serfdom was dissolving in the West, it was finally solidifying in the East, but due to the influence of Western political developments, Eastern serfdom was different—most notably in Germany and Austria, far more politically centralized—than its Western predecessor.</text:p>
      <text:p text:style-name="P3"><text:tab/>Tilly, like Anderson, tells what amounts to a progressive developmental story. For him, however, the directionality of development comes not from the economic sphere but directly from the “engine” of territorial warfare. The basic logic of warfare, he argues, is a constant: “rulers normally tried to establish both a secure area within which they could enjoy the returns from coercion and a fortified buffer zone to protect the secure area. When the effort worked well, the buffer zone became a secure area, which encouraged the wielder of coercion to acquire a new buffer zone surrounding the old. So long as adjacent powers were pursuing the same logic, war resulted” (Tilly 1992: 184). There is thus in general—and was in particular in early modern Europe—a steady impetus for military competition among neighbors seeking each to expand or consolidate their territories. The pressure of warfare requires an increase in the extraction of resources in order to augment military capabilities, and the wartime expansion of revenue and state activities tends not to “ratchet” down afterward.<text:note text:id="ftn11" text:note-class="footnote"><text:note-citation>7</text:note-citation><text:note-body><text:p text:style-name="Footnote">This claim is confirmed with a large data-set of European states by Kiser and Linton 2001.</text:p></text:note-body></text:note> However, extraction itself led to conflict, since (obviously) people had other things they wanted to do with their resources, and thus states had to improve their domestic administrative and coercive capacity in order to increase their external military capacity. This represents a self-perpetuating cycle of state-building and the concentration of the means of coercion.</text:p>
      <text:p text:style-name="P3"><text:tab/>As I described above, in Tilly's coercion-and-capital framework, the strategies chosen and <text:soft-page-break/>thus institutional forms constructed by state-builders depend on the absolute and relative quantities of capital and the means of coercion in a given territory. However, the ongoing military competition among political units can favor states that follow certain strategies as opposed to others, what Tilly refers to as the “terms of war.” Specifically, there was a general shift away from direct appropriation and to the market purchase of weapons and supplies. However, this required states to have access to material resources in the form of money. Moreover, althrough taxation ultimately paid for coercive equipment, credit was necessary to pay for large immediate outlays. When present, capitalists were an extremely important source of lending, since over time having domestic financing was much more reliable than borrowing from international merchant-bankers. As a result, the “state system” that emerged in early modern Europe favored those states that not only had the territorial scope to mobilize large armies but also sufficient domestic concentrations of capital to finance intensified warfare (Tilly 1992: 58). In other words, this provided the selection mechanism that led to the dominance of the national state characterized by "capitalized coercion."</text:p>
      <text:p text:style-name="P3"><text:tab/>At the same time, the need to build a standing, national army acted as a strong impetus for states to attempt to establish the capacity to directly tax and conscript the populace, replacing relatively less resource intensive patterns of indirect rule through locally privileged intermediaries. However, the establishment of direct connections with subjects opened the central state more directly to popular political claims, tending towards the normalization of political relations and, over time, the emergence of citizenship <text:span text:style-name="T1">rights</text:span> on the part of the population. In this way, Tilly spins out a relatively simple model, of military competition leading to pressure for state-building, to account for a good deal of historical complexity by arguing that the uniform <text:soft-page-break/>impetus for state-building is filtered through the need for states to mobilize their different endowments of the resources of coercion and capital, requiring ad hoc bargaining with the populations who possess the resources the state seeks to extract.</text:p>
      <text:p text:style-name="P3"><text:tab/>Nonetheless, Ertman's criticism that Tilly unjustifiably condenses institutional variations among early modern European state to a one-dimensional continuum remains a potentially valid one. In particular, there are several contrasts that remain mostly unexplained in Tilly's account: English parliamentarism vs. France absolutism; the immense complexity of venal office-holding in France vs. the relatively bureaucratic administration in Prussia; the absolutism of the German principalities vs. the “republic of nobles” in Poland and Hungary. With Tilly, Ertman notes that the pressure to state-building was a universal given in late-medieval and early modern Europe, and so other factors must explain variations. Moreover, like Tilly and unlike Weber and Anderson, Ertman tries to specify the variables and their values that lead to different outcomes. His argument is that states' outcomes on his two-dimensional table of regime types and forms of state apparatus are to be explained by the combination of the <text:span text:style-name="T1">timing</text:span> of initial episodes of intense military competition faced by a state, in the context of a secular development of the models and human and material resources available to state-builders, and the legacy of existing institutions.</text:p>
      <text:p text:style-name="P3"><text:tab/>Beginning with the latter factor, the regime type depended above all on whether there existed the remnants of Carolignian political institutions in the territory. In those states that had such a legacy of “failed dark ages state-building,” rulers who attempted to construct states later on were confronted with a situation in which political authority had devolved entirely to local lords, fragmenting the imperial territorial organization. Thus, they had to bargain with these concentrated powerholders, and when this bargaining was institutionalized, it was organized on <text:soft-page-break/>the basis of “orders” of privilege. These status-based assemblies proved relatively easy to divide and conquer by making deals with individual status groups at the expense of the others, leading ultimately to such assemblies being superseded by royal absolutism.</text:p>
      <text:p text:style-name="P3"><text:tab/>In contrast, in those territories outside the core of the Carolignian empire, local and central government were built together, in a more “participatory” format. That is to say, instead of needing to penetrate into localities at the expense of entrenched elites, rulers in areas “unencumbered by legacies of the dark ages” could seek to mobilize resources through negotiation with the “free male population” more directly. As a result, in the imperial periphery, representative institutions were organized along territorial lines, representing the mix of status groups in each locality, often with internal cross-chamber ties of patronage and direct interests in local administration. The territorially organized assemblies of England, Poland, and Hungary were able to maintain a much stronger front against royal attempts to consolidate political authority, winning at least the right to a say, if not outright dominance, in legislation and governance.</text:p>
      <text:p text:style-name="P3"><text:tab/>Returning to the other explanatory variable, the form taken by the administrative apparatus depended on the timing of intensified military competition setting off a state-building project. States built before roughly 1450—England, France, Spain, and the Italian states—had only the organizational resources of feudalism and the ecclesiastical hierarchy at their disposal, as well as serious limitations in liquid funds for borrowing. As a result, officials and creditors were in an advantageous bargaining position and successfully sought to appropriate offices and sources of revenue away from the central state. In other words, when western and southern European states needed to build up their administrative capacity, they had little choice but to <text:soft-page-break/>settle for a patrimonial form of administration. However, as time passed, administrative techniques improved, the supply of potential officials (i.e. the educated population) expanded, and sources of credit increased. Thus, the later state-builders in the German principalities could utilize university-trained legal experts and expanded commercial wealth, and keeping in mind the negative models of western experience, they were able to build much more thoroughly bureaucratic administrative apparatuses. The outcome, however, was reversed among those state characterized by a constitutional regime (England, Poland, and Hungary), due to the ability of strong representative institutions to “deflect” state-building in their own interests.<text:note text:id="ftn4" text:note-class="footnote"><text:note-citation>8</text:note-citation><text:note-body><text:p text:style-name="Footnote">I will discuss this argument fully in the response to the 3<text:span text:style-name="T5">rd</text:span> question.</text:p></text:note-body></text:note></text:p>
      <text:p text:style-name="P3"><text:tab/>In conclusion, it will be useful to reflect on the question of whether the attempts at analytical focus by Anderson, Tilly, and Ertman improve on Weber's wide-ranging approach. As I will argue in more depth in response to question 2, Anderson's invocation of the historical imperatives of the developmental dialectic of modes of production is often not entirely convincing. His attempt to include the systematic action of economic development on state-building corresponds to a compelling intuition, but his particular account leaves many unanswered questions. Tilly, for his part, constructs a compelling model, but it fails to account for some of the most interesting contrasts in early modern state-building. Ertman, then, expands the variation in possible outcomes and in effect brings in a number of Weberian insights, including the durably patrimonial character of the French state. However, a contrast between Ertman and the others is that Ertman's account is resolutely a theoretical explanation of the phenomenon of early modern European state-building, not a theory of state-building or states in general or, as with Anderson, of the place of state formation within the general flow of history. </text:p>
      <text:p text:style-name="P3"><text:tab/>If there is a general theory implicitly behind Ertman's account, it is something very close <text:soft-page-break/>to Weber's emphasis on the balance of power between rulers and their administrative staffs. It is this balance of power and its organizational and institutional bases that serves as a central analytical moment in each of his case studies. One might even question the extent to which Ertman's insistence on identifying binary variables to organize his account clarifies the general Weberian analysis he employs in the case studies. In particular, Ertman's binary classification of 'patrimonial' and 'bureaucratic' administration could be contrasted with Weber's oscillation towards centralization and appropriation in patrimonial states. Weber would find it much easier to emphasize that the patrimonialism (in Ertman's terms) of France and Poland were essentially two examples of the same phenomena, though in France the appropriation of office was immediately brought about by the techniques of royal absolutism whereas in Poland it was the product of the territorially organized representative body of the nobility. The French <text:span text:style-name="T2">parlements</text:span><text:span text:style-name="T4"> that increasingly checked any royal attempt to challenge the privileges of French nobles and officials and the Polish </text:span><text:span text:style-name="T2">Sejm</text:span><text:span text:style-name="T4"> that stymied any independent power for the crown were actually, Weber would argue, very similar institutions. Each was an organ for members of the administrative staff to exercise their collective bargaining power </text:span><text:span text:style-name="T2">vis-a-vis</text:span><text:span text:style-name="T4"> the ruler.</text:span><text:span text:style-name="T4"><text:note text:id="ftn3" text:note-class="footnote"><text:note-citation>9</text:note-citation><text:note-body><text:p text:style-name="Footnote">This does suggest a slightly different interpretation of the distinction between France and Poland. What Poland had was not cooperation between center and locality—indeed, there was little such cooperation in Hungary and Poland, just a one-sided defense of local political autonomy—but instead cooperation among the nobility, encompassing both great and petty lords, preventing an opening for an entrepreneurial lord (like the Duke of France much earlier) to leverage a small initial advantage in resources to achieve general political hegemony and, ultimately, absolutist sovereignty.</text:p></text:note-body></text:note></text:span></text:p>
      <text:p text:style-name="P3"><text:span text:style-name="T4"><text:tab/>In the end, then, though it is clear that the careful use of Weberian insights to provide clear analytical explanation of particular cases is an important task, as providing a general outlook on the dynamics of political activity in pre-modern societies, he has arguably not been supplanted.</text:span><text:line-break/></text:p>
      <text:p text:style-name="P4">2) What was the relationship between structural changes in the European economy from the 16th to 18th centuries and contemporaneous processes of state-building?</text:p>
      <text:p text:style-name="P3"/>
      <text:p text:style-name="P3"><text:tab/>Brian Downing's (1992) analysis of the “military revolution” and its impact on political institutions comes the closest to taking the position that state formation in early modern Europe was a purely political, non-economic process. What he calls military-bureaucratic absolutism arose when monarchs wielded the army against other social institutions and forces, especially the Estates, that were found to be a barrier to the mobilization of resources for military ends. Only where alternatives to that strategy prevailed was there a possibility for liberalism. Thus, Downing's account is one of the interplay of domestic institutions and international situation, with relatively little connection to the development of class forces, especially the bourgeoisie. Instead, military organization is presented as the key variable determining social structure.</text:p>
      <text:p text:style-name="P3"><text:tab/>However, Downing's total emphasis on military-political factors is an outlier. Even Hintze (1975: ch. 11), who often seems to share Downing's focuses, ultimately shies away from such a limited interpretation. He insists that the development of the modern state and of capitalism were closely linked. His primary point in the context in which he makes this claim is to caution against over-emphasizing the “autonomy” of economic developments, but his assertion can cut in the other way just as well. Hintze, in fact, joins Weber and Schumpeter in telling what amounts to a story of multifaceted modernization—one aspect of which was the development of the bureaucratic, centralized, and tax-financed state, another of which was the transition to industrial capitalism.</text:p>
      <text:p text:style-name="P3"><text:tab/>The story begins with an account of the union of heavy cavalry, political feudalism and a “manorial” economy. “Landed lordship” and the economic relations it entailed were fundamental <text:soft-page-break/>basis of feudalism (Hintze 1975: 28). The other side was lords' increasing tendency to claim political dominion over not just their landed domains, but even of the supposed offices of the post-Carolignian kingdoms.<text:note text:id="ftn9" text:note-class="footnote"><text:note-citation>10</text:note-citation><text:note-body><text:p text:style-name="Footnote">In Weber's terminology, politically, “Feudalism is a 'separation of powers,' but unlike Montesquieu's scheme, which constitutes a qualitative division of labor, it is simply a quantitative division of authority” (Weber 1978: 1082). Economically, an agrarian organization in manors is the "general basis" of feudalism, and, “The full fief is always a rent-producing complex of rights whose ownership can and should maintain a lord in a manner appropriate to his style of life” (ibid. 1072).</text:p></text:note-body></text:note> Over time, however, a combination of military competition and economic changes undermined the social and political foundations of feudalism. First, the strengthening of central states, which was fundamentally a response to military competition on the continent in the 16<text:span text:style-name="T5">th</text:span> and 17<text:span text:style-name="T5">th</text:span> centuries, effaced the military and political functions of the feudal nobility (ibid. 171-4). The nobility's economic and social position survived this transformation, lasting until the French Revolution and after in most of Europe. “Finally, the economic and social functions, the most tenacious of all, vanished under the impact of the principle of civil equality before the law and under the impact of capitalism” (ibid. 30).</text:p>
      <text:p text:style-name="P3"><text:tab/>In this process, the ensemble of feudalism and the manorial economy was replaced by that of capitalism and (depending on the emphasis of the particular author) the tax state, or bureaucracy, or parliamentary democracy. Schumpeter (1954) contrasts the individual appropriation of government-like powers under feudalism with what he calls the “tax state,” in which the state represents an agency for “public” ends. The possibility and need for the state only arises insofar as activity, especially economic activity, ceases to become the activity of a community and instead becomes that of individuals, pursued for their own ends. The state arises as the “common” counterpoint to individual actors, collecting taxes and spending them for the provision of public goods (ibid. 19).</text:p>
      <text:p text:style-name="P3"><text:tab/>Hintze emphasizes the political transition from the royal absolutism of the final stage of <text:soft-page-break/>the feudal epoch with the parliamentary democracy that he sees as typical of the capitalist epoch.<text:note text:id="ftn10" text:note-class="footnote"><text:note-citation>11</text:note-citation><text:note-body><text:p text:style-name="Footnote">“In the same way as absolutism had been the prevailing form of political life in the previous epoch, so now Parliamentarism prevailed, and Parliamentarism was the tool of capitalism for the political advancement of its interests.” (Hintze 1975: 447).</text:p></text:note-body></text:note> Likewise, Weber emphasizes the affinities between capitalist economic activity and the rational, bureaucratic state. The efficiency of bureaucratic administration—arising from its constancy, it clear hierarchy, and its rule-orderedness—naturally fits the predictability, calculability and promptness required by the capitalist market.</text:p>
      <text:p text:style-name="P3"><text:tab/>These authors are ultimately interested in describing the historical coincidence of “modern” political and economic forms. The story they provide notes that the developments of these two aspects (and others) were linked, but it does not (nor does it seek to) specify exactly how the two processes were related to each other and why. Indeed, Weber also emphasizes that the economic consequences of bureaucracy are not uniform or straightforward. They are, he says, ultimately “indeterminate,” in that while bureaucracy is often associated with capitalism, it sometimes is wielded to support traditionalistic economic activity.</text:p>
      <text:p text:style-name="P3"><text:tab/>There have, nonetheless, been many attempts to more specifically lay out how state-building and economic development are causally linked, placing different degrees of stress on the connection. One recurrent contention is that economic development is a resource in state-building, which rulers could seek to promote or that could be selected for by interstate competition. Ardant (1975) provides an interpretation of <text:span text:style-name="T2">failed</text:span> 18th century attempts at reform by European absolutist monarchs that develops this argument fully. Economic development, especially the expansion of trade, created a greater potential fiscal base for military competition by states, but needs still outstripped revenue and so states turned to various schemes of rationalization to remove checks to economic growth and improve the efficiency of <text:soft-page-break/>administration. However, these attempts at reform ran up against, first, the limits of earlier economic development and, second and more importantly, the resistance of privileged classes. Overcoming this resistance would have required mustering support of other classes against the nobility, but since the nobility was crucial support of monarchial power, rulers were unwilling to do this and so backed off of reform.</text:p>
      <text:p text:style-name="P3"><text:tab/>Tilly (1992) takes it one step further and points to the development of commerce and the accumulation and concentration of monetary wealth as one of the two main factors that conditions the strategies adopted by state-builders and the shape of political institutions that they construct. As I summarized in the previous question, over time, the political demands on state actors were such as to privilege those states with at least some domestic concentrations of capital. For warfare, money revenue was a necessity, and so more efficient taxation was a must, and local capitalists to provide credit was a big plus. In other words, the advantage of “capitalized coercion” states was in having relatively easy access to capitalist resources without the absolute dependence characteristic of merchant states.</text:p>
      <text:p text:style-name="P3"><text:tab/>However, the tendency to focus on the quantitative expansion of economic resources and its consequences runs the risk of missing the structural affinities noted descriptively by Weber et al. Lachman's critique of the limits of rational choice models of the balance of resources among <text:s/>political actors (e.g. Levi 1981; Kiser 1987; Kiser and Linton 2001) can apply to the “resources” perspective in general: “. . . the models do not acknowledge that the efficacy of resources varies as the structural position of the actors holding those resources changes” (Lachmann 2009: 56). Economic change over time, especially in the period of the rise of capitalism from the 16th to the 18th centuries, did not merely quantitatively alter resources available for social actors, including <text:soft-page-break/>rulers, but it also qualitatively changed the significance of those resources by altering the economic structures of society. This is the intuition behind attempts to theorize a deeper historical connection between the rise of capitalism and the formation of the modern state.</text:p>
      <text:p text:style-name="P3"><text:tab/>One very prominent family of accounts that attempt to take the question of the link between the transition to capitalism and state-formation seriously consists of what could be called “pull” theories. In such accounts, notably Moore (1966), Anderson (1974), and Wallerstein (1974), macro-historical developments in the economy challenge ruling classes to develop a response. Some states and classes respond to the challenge relatively well, while others fail, facing various negative consequences depending on the theory in question. These theories take economic change to be a great historical current, pulling states along into modernity. The resulting stories can have a compelling sweep and breadth, but the challenge such an account must meet is to identify the mechanism through which economic change reverberates into political life. Too often, in Moore, Anderson, and Wallerstein, that mechanism seems to be assumed rather than demonstrated, and what can be adduced as the implicit mechanisms do not hold up well to historical scrutiny.</text:p>
      <text:p text:style-name="P3"><text:tab/>For Moore, commercialization universally generates pressures on existing institutions. Dominant classes deal with those pressures in different ways, resulting in different configurations of political institutions. Two interrelated factors are absolutely crucial: the growth and “strength” of the bourgeoisie and the orientation of the landed nobility towards commerce. Liberal democracy is the result of a relatively peaceful coexistence of landowners with commerce and thus with the bourgeoisie, allowing the two to ally against the expansion of state power. It is when the bourgeoise is relatively “undeveloped” and the nobility does not embrace commercial <text:soft-page-break/>agriculture that problems arise: either the state must act to buy the cooperation of landlords with industrialization through repression of the laboring population or else, if even that is impossible given the level of economic development, the opening is created for a peasant revolution. The “pull” model is nakedly visible in Moore's account: the expansion of commerce just <text:span text:style-name="T2">is</text:span><text:span text:style-name="T4"> on the historical agenda, and political developments depend on how various classes and the state respond to it.</text:span></text:p>
      <text:p text:style-name="P3"><text:span text:style-name="T4"><text:tab/>Anderson, as I summarized in the previous question, situates absolutism in the development and crisis of the feudal mode of production and argues that despite its fundamentally feudal character, it also (accidentally) provided conditions for the continued development of capitalism. On one level, this could be read as a relatively contingent story: political developments within feudalism (malthusian crisis, interstate competition, peasant political organization) provided the impetus for the centralization of coercion and administration in the hand of the monarchs and princes of continental Europe. As a side effect, the solidification of free property rights and legal rationalization happened to be conducive to the expansion of bourgeois economic activity. In other words, the development of capitalism is not </text:span><text:span text:style-name="T3">inherent</text:span><text:span text:style-name="T4"> to the feudal mode of production (and its absolutist refinement), but it provides important resources that make the transition </text:span><text:span text:style-name="T3">possible</text:span><text:span text:style-name="T4"> (Anderson 1974: 420).</text:span><text:span text:style-name="T4"><text:note text:id="ftn12" text:note-class="footnote"><text:note-citation>12</text:note-citation><text:note-body><text:p text:style-name="Footnote">This is more or less the story he tells about Prussia. There, absolutism did not directly lead to capitalist development, but in the context of the 19th century and the unification of agrarian East Elbia with the more developed western territories, capitalist development could be ushered along by conscious policy choice.</text:p></text:note-body></text:note></text:span></text:p>
      <text:p text:style-name="P3"><text:span text:style-name="T4"><text:tab/>However, there is a deep tension in Anderson's analysis between this relatively conjunctural level and a grander, historical symmetry he sometimes implies existed between absolutism and the rise of capitalism. Though feudalism entered crisis due to its own economic dynamics, that crisis and its resolution were modified in Western Europe by the expansion of </text:span><text:soft-page-break/><text:span text:style-name="T4">urban commerce. Variations in the political development of absolutism, moreover, roughly coincided with different degrees of economic development. Even in the West, Spain was held back by the relatively unmodified aristocratic character of its absolutism, and as a whole the “backwardness” of the East was an important condition of its form of absolutism pushed along by the second-hand effects of Western developments. Thus, when Anderson argues that especially in France, absolutism provided a venue for the continued advance of progressive social forces, through administrative rationalization and the growth of the bourgeoisie (despite its partial cooptation by the political order), his explanation of why absolutism took that form in France appeals to the fact that urban commercial—i.e. bourgeois capitalist—economic activity was relatively developed there. The development of the European towards the limits of feudalism was the fundamental historical current pulling states towards absolutism both in Western Europe and, through the threat of Western military conquest, in the East.</text:span></text:p>
      <text:p text:style-name="P3"><text:span text:style-name="T4"><text:tab/>The peculiarity of the aspect of Anderson's account in which the stream of economic development pulls along political transformations is that even in what seems to be the paradigmatic case of France, absolutism failed not because it was inadequate to tensions generated within the social structure due to the expansion of capitalist forces but instead because </text:span><text:span text:style-name="T3">in the military terms of absolutism itself</text:span><text:span text:style-name="T4">, French absolutism proved unable to compete with an English state backed by a capitalist economy. Moreover, the English case itself does not actually follow the pattern of Anderson's theory—in which the crisis of the feudal mode of production, modified by limited developed of the bourgeoisie, requires a centralization of political power within the context of continued rule by the landed nobility, which has the consequence of establishing further conditions conducive to the transition to capitalism. Instead, England jumped </text:span><text:soft-page-break/><text:span text:style-name="T4">directly to capitalism, and the commercialized gentry fought back Stuart attempts to establish absolutism.</text:span></text:p>
      <text:p text:style-name="P3"><text:span text:style-name="T4"><text:tab/>Wallerstein's explanation of political developments in the 16th and 17th centuries in terms of structural economic transformations at least accounts directly for the rise of England. Like Anderson, Wallerstein argues that the late-medieval crisis of feudalism represented a conjuncture of cyclical, climactic, and social-structural factors that set the stage for a decisive transformation of European social structures from direct surplus appropriation to capitalism—i.e. in Wallerstein's terms the establishment of a qualitatively new world system. The connection to state-building arises from the fact that in Wallerstein's conception, </text:span><text:span text:style-name="T7">the modern world-system is distinctive for maintaining an exploitative geographical division of labor that extends far beyond the capacity of any one entity to exert power over politically, thus creating a situation in which economic actors can (and have little choice but to try to) mobilize concentrations of political power to competitively advance their interests in the world economy. The result is that more privileged areas organize politically to maintain their advantageous position in the world-system by forming strong states, while peripheral </text:span><text:span text:style-name="T3">areas</text:span><text:span text:style-name="T7"> tend to be politically dominated and thus disorganized and weak (Wallerstein 1974: 349-50).</text:span></text:p>
      <text:p text:style-name="P3"><text:span text:style-name="T7"><text:tab/>Ultimately, the divergence of core and periphery is explained by the emergence of the capitalist world economy. The structure of the world-system presented a choice between the two strategies for profit maximization—strong states defending free agrarian and industrial capitalists or political fragmentation alongside coerced cash-crop labor—and regions followed one pattern or another on the basis of marginal pre-existing economic differences. Attaining the status of a core state was an objective possibility that existed due to the nature of the emerging world-system </text:span><text:soft-page-break/><text:span text:style-name="T7">in the 16th century, and the world-system determined the necessary conditions for attaining that status. Individual states succeeded or failed to the extent that they lived up to those requirements. Wallerstein's interpretation of the failure of </text:span><text:span text:style-name="T8">both </text:span><text:span text:style-name="T7">French </text:span><text:span text:style-name="T9">and </text:span><text:span text:style-name="T7">Spanish imperial projects in the 16</text:span><text:span text:style-name="T10">th</text:span><text:span text:style-name="T7"> century is that it represented the ultimate eclipse of the political and economic “ways of old” as a result of capitalist forces having “progressed too far” for empire to be a viable strategy anymore (ibid. 184). Thus, “Spain was an empire when what was needed in the sixteenth century was a medium-size state” (ibid. 179). The subject that implicitly “needed” a medium-size state in the 16th century was the world-system, or more specifically the role of core state in the modern world-system.</text:span></text:p>
      <text:p text:style-name="P3"><text:span text:style-name="T7"><text:tab/>France was slightly better off than Spain. In France as well as England, “. . . the monarchy was caught in the contradiction of wishing to create a national economy based on new forces that could compete successfully in the new world-economy and being the apex of a system of status and privilege based on socially conservative forces” (ibid. 269). In France, however, the balance of class forces led to the bourgeoisie being “bought off” by the </text:span><text:span text:style-name="T8">ancien regime</text:span><text:span text:style-name="T7"> through venal office-holding (ibid. 283). Both England and France were caught up in the historical current of the emergence of the capitalist world-system, but only England, and not France, was able to fulfill the conditions to “catch” that current and thus attain the privileged position of a “strong core state.”</text:span></text:p>
      <text:p text:style-name="P3"><text:span text:style-name="T7"><text:tab/>The fundamental question that “pull” accounts like Anderson's and Wallerstein's must answer is what is the mechanism by which the developments in economic structure that they claim explain political changes actually come to influence the behavior of political actors. It is often far from clear what these authors are claiming that mechanism might be, and the </text:span><text:soft-page-break/><text:span text:style-name="T7">imperatives of the world-system or of the mode of production can seem to be somewhat mystically “in the air.” Nonetheless, when a mechanism is invoked, it is frequently a variant of Moore's emphasis on the expansion of commercial activity and the “strengthening” of the bourgeoisie. Wallerstein invokes those factors to explain why it was “too late” for Spain's imperial ambitions in the 16th century and to account for the difference between England and France in the 17</text:span><text:span text:style-name="T10">th</text:span><text:span text:style-name="T7"> and 18</text:span><text:span text:style-name="T10">th</text:span><text:span text:style-name="T7"> centuries. Anderson appeals to them as part of the necessity of royal absolutism in Western Europe, preventing the consolidation of noble political power on the feudal model. The assumption, which they share with Moore, is that on a deep level, commerce and the bourgeoisie that is its “natural” carrier are </text:span><text:span text:style-name="T8">incompatible</text:span><text:span text:style-name="T7"> with the political and economic “old ways” of pre-capitalist Europe (to borrow a phrase from Wallerstein).</text:span></text:p>
      <text:p text:style-name="P3"><text:span text:style-name="T7"><text:tab/>The problem is that it far from clear whether this is so and why. Moore, Anderson, and Wallerstein all have a tendency to say things like, for instance, that the absorption of French bourgeoisie into French absolutism through venal office-holding and ennoblement led it “to abandon its proper function and thus to some extent contribute to economic stagnation” (ibid. 284). These authors are usually magnanimous in their judgment of such historical abdication by the bourgeoisie, noting the good social and political reasons for it. So, for instance Wallerstein says, the fact that the French bourgeoisie was bought off by the absolutist state should be seen less as a bourgeois “betrayal” of its historical mission than as an historically necessary “second best” to aid capital accumulation in a context in which the French bourgeoisie was not strong enough, as the English and Dutch were, to lead things on their own <text:s/>(ibid. 287). The curious thing, once one begins to look for it, is that the bourgeoisie </text:span><text:span text:style-name="T8">almost always</text:span><text:span text:style-name="T7"> seems to be “abandon[ing] its proper function” in favor of landed wealth, offices, state monopolies, or just in </text:span><text:soft-page-break/><text:span text:style-name="T7">general getting by without rocking the boat either politically or even economically. In general, far from revolutionizing the means of production or undermining noble or absolutist rule, the bourgeoisie's “natural” tendency actually seems to be to try to secure an income by taking advantage of existing economic and political structures. Moreover, leaving aside the Dutch—who none of these authors claim became the leaders of triumphant world capitalism—they all agree that the crucial political transformation in England was achieved through the political resistance of the </text:span><text:span text:style-name="T8">landed</text:span><text:span text:style-name="T7"> </text:span><text:span text:style-name="T8">gentry</text:span><text:span text:style-name="T7"> to Stuart absolutist ambitions! Wood refers to this as the “bourgeois paradigm”: “This model implies that there is a </text:span><text:span text:style-name="T8">natural</text:span><text:span text:style-name="T7"> course of capitalist development which has little to do with the real </text:span><text:span text:style-name="T8">historical</text:span><text:span text:style-name="T7"> process that produced the world's first capitalist system, and probably also that the evolution of capitalist was inevitable, though when it actually emerged it did so at the wrong time and in the wrong place” (Wood 1991: 2).</text:span></text:p>
      <text:p text:style-name="P3"><text:span text:style-name="T7"><text:tab/>Brenner (1984a, 1984b) provides a theoretical alternative, which does not ascribe to cities, their residents, or commercial activity in general a dominant role in the economic transformations leading to capitalism. He argues that urban merchants and craftsmen have a natural role </text:span><text:span text:style-name="T8">within</text:span><text:span text:style-name="T7"> what he calls feudal social property relations, and thus when they seek to defend their protected markets, to minimize competition in their hinterlands, and when possible to come to a political accommodation with states dominated by the landed nobility, they are simply following the “rules of reproduction” that correspond to the position they hold in the society in which they actually live. It is </text:span><text:span text:style-name="T8">not</text:span><text:span text:style-name="T7"> in their interest, or in anyone else's for that matter, to progressively expand market activity and improve productive techniques. The peasantry, who make up the bulk of the population and of economic activity, have direct access to the land and thus do not </text:span><text:span text:style-name="T8">need</text:span><text:span text:style-name="T7"> to go to the market to earn their livelihood. Instead of attempting to specialize </text:span><text:soft-page-break/><text:span text:style-name="T7">and improve the productivity of their labor, it makes sense for them to adopt a policy of "safety first," minimizing involvement in the risky, volatile market. Their lords—and in places where there is royal taxation, the state—rely above all on the threat of force to claim a certain share of peasants' product, and so their primary concern is typically the improvement of their own coercive capacity, both to claim more from the peasantry and to protect their claims from their neighbors. It is the lords who are the major consumers of goods on the market, above all luxuries and goods to improve their coercive capacity. Thus, the commercial classes primarily compete over the relatively fixed market for noble consumption, and for this, acquiring privileges and monopolies is a better strategy than attempting to invest in expanded production (let alone possibly undermining the political institutions that guarantee their customers' buying power.</text:span></text:p>
      <text:p text:style-name="P3"><text:span text:style-name="T7"><text:tab/>Though Brenner is primarily interested in contributing to debates over the transition to capitalism, he also gives an account of the significance of the French state. His interpretation is actually quite close to Anderson's, stripped of the role of cities and of any claimed significance in preparing the way for capitalism. Royal taxation and the royal administrative and military apparatus that it funded both competed with and became, for segments of the nobility, an alternative to seigneurial dues. Beginning in the late Middle Ages, the French nobility began to lose ground to peasant demands for the end of serfdom and the limitation of service and dues, and their inability to overpower the peasantry both weakened nobles' ability to resist crown and made many especially smaller lords willing to take offices in the royal administration. “The lordly class began a long-term process by which many of their number would gravitate towards the royal administration, opening the way towards the construction of the tax/office state - with a concomitant strengthening of peasant property by the monarchy” (Brenner 1984b: 263). This </text:span><text:soft-page-break/><text:span text:style-name="T7">pattern only deepened over time, as the French crown, seeking to shore up its own tax base, at times sought to defend peasant property rights against attacks by the landed nobility. Nonetheless, while the growth of absolutism confronted sometimes violently the old structure of surplus extraction, it had to incorporate many of the old personnel (especially the magnates) into the new structures and grant de facto (and eventually hereditable) property rights </text:span><text:span text:style-name="T8">in office</text:span><text:span text:style-name="T7">, thus perpetuating many of the same centrifugal tendencies of feudalism in spite of the stronger central organizational capacity (ibid. 289-90).</text:span></text:p>
      <text:p text:style-name="P3"><text:span text:style-name="T7"><text:tab/>In fact, Benner's account finds some perhaps unexpected support in Weber's description of the economic bases and limits of patrimonialism. According to Weber, patrimonial political structures are compatible with a wide array of economic structures. Patrimonialism limits “production-oriented modern capitalism, based on rational enterprise, the division of labor and fixed capital,” but it is perfectly compatible with what he calls a more “politically oriented” capitalism, which is to say commercial activities, like lending, long-distance trade, and the provisioning of armies, that depend on political patronage and protection. The existence of a market and a money economy can in fact be politically useful to the patrimonial state, for instance for the purchase of slaves and mercenaries, and patrimonial rulers can become highly dependent on trade (and when relevant, precious metals as money) for the provisioning of armies and officials and to give them an edge in resources over other claimants to power. Patrimonial rulers and lords have even been known to construct towns and gather merchants and craftsmen to take advantage of their services and take a cut of commercial revenue.</text:span></text:p>
      <text:p text:style-name="P3"><text:span text:style-name="T7"><text:tab/>While the market can serve as a tool for patrimonial rulers, this does not in any sense imply they are thereby setting loose a destabilizing force in their own societies. Instead, </text:span><text:soft-page-break/><text:span text:style-name="T7">patrimonialism exerts a strong “stabilizing effect,” because—in line with Brenner's argument—first, wealth comes above all from exploiting rent and taxation as opposed to production for profit and, second, rulers have a strong incentive to appropriate and monopolize any new sources of wealth for themselves or their clients (Weber 1978: ch. XIII sec. 10). There is substantial room for individual enrichment within a patrimonial polity—through being of service to the ruler in some way, such as a tax farmer, high official, or commander of a mercenary company—but it above all lacks the predictability needed for rational investment as in industrial capitalism.</text:span></text:p>
      <text:p text:style-name="P3"><text:span text:style-name="T7"><text:tab/>The point is that there are not in fact very good grounds for affirming the implicit assumption used by Moore, Anderson, and Wallerstein that there are certain kinds of activities (commerce) and types of people (urban residents) that non-modern political structures can only take so much of before coming under potentially fatal strains.</text:span><text:span text:style-name="T7"><text:note text:id="ftn1" text:note-class="footnote"><text:note-citation>13</text:note-citation><text:note-body><text:p text:style-name="Footnote">In the interest of due diligence, it should be noted that Weber manages to both explain at length how cities and commerce can co-exist perfectly well with patrimonial political forms <text:span text:style-name="T2">and</text:span> affirm the proposition that European urban autonomy was an important factor in the development of capitalism (Weber 1978: 1323)—never mind that modern capitalism (in his terms) developed neither when nor where urban autonomy was particularly strong.</text:p></text:note-body></text:note></text:span><text:span text:style-name="T7"> This suggests that attempts to present a macro-historical account of political transformations by describing it as pulled along by a macro-historical current of commercialization are wrong-headed. It is misleading at best to describe, for instance, the involvement of wealthy bourgeois in the absolutist state through venal office-holding as a kind of historical “second best” to capitalism as such, which was not “yet” feasible. This treats French merchants as some kind of alien implanted in the political system, biding their time until they could burst out of their feudal host. This renders mysterious what an account of the </text:span><text:span text:style-name="T9">ancien regime </text:span><text:span text:style-name="T7">ought to illuminate, namely how it was that commercial activities fit and played a role in the system as a whole. The “development of capitalism” fatally undermined French absolutism only in the sense that the French state proved unable to sustain the military expenditures necessary to compete with England in the 18th century, but this had </text:span><text:soft-page-break/><text:span text:style-name="T7">little to do with the growing “strength” of the French bourgeoisie.</text:span></text:p>
      <text:p text:style-name="P3"><text:span text:style-name="T7"><text:tab/>Does this mean that we can only speak of the economy as a resource for state-building (like Tilly) or of somewhat vague affinities between capitalism and modern state forms (like Schumpeter, Hintze, and Weber)? At the very least, it remains possible and fruitful to attempt to fill in the historical specifics of the broad structural affinities outlined by Weber et al. The considerable changes in state institutions that have occurred since the spread of capitalism almost worldwide were carried out in the context of the interests, resources, and strategies promoted by capitalist social property relations. Beyond vague affinities between, say, bureaucratic rationality and the “calculability” required by industrial capitalism, there is a surely a lot to be said about how the capitalist context concretely influenced or constrained state-building. As an opening foray into that complex question, certainly the case of England in the 18</text:span><text:span text:style-name="T10">th</text:span><text:span text:style-name="T7"> century is an important one. England's geopolitical rise followed by its industrial revolution were crucial developments transforming the terms of competition among European states. After all, as noted above, it was England's superior fiscal and military capacity that drained absolutist France ultimately to the point of revolutionary crisis. The questions of what precisely was the origin of England's exceptional character in the 18</text:span><text:span text:style-name="T10">th</text:span><text:span text:style-name="T7"> century and how it was related to capitalism are thus important ones.</text:span></text:p>
      <text:p text:style-name="P3"/>
      <text:p text:style-name="P2">3) Was the English state exceptional? If so, in what ways was it exceptional, when did its unique characteristics emerge, and what were their causes and consequences?</text:p>
      <text:p text:style-name="P3"/>
      <text:p text:style-name="P3"><text:tab/>English history can seem, in light of prevalent theories of the emergence of modernity, downright anomalous. Sayer (1992) notes for instance that there is a tendency among Weberians <text:soft-page-break/>and some Marxists to emphasize the importance of European free cities, distinguished from and in conflict with the feudal nobility, in developing bourgeois (and thus capitalist) patterns. However, compared to the independent urban communes of the Continent, English cities always remained relatively weak politically. Indeed, the division between the nobility and the burghers was never nearly as stark in England as it was in many other parts of Europe. From a relatively early date, the landed nobility was something of a hybrid of Weberian types: commercial and entrepreneurial, but living on estates and engaging in traditionally “noble” leisure activities (Sayer 1992: 1385). Moreover, the aristocracy and in general status-based inequalities retained a highly visible role in English society well into the modern period. Likewise, though exceptionally nationalized from an early date, the English legal system remained highly “irrational” in Weberian terms, relying frequently on precedent and particularistic judgment instead of abstract norms, and did not take part in the Continental revival of Roman law (ibid. 1386).</text:p>
      <text:p text:style-name="P3"><text:tab/>Yet the problem is actually to come to terms with the fact that although aspects of English institutions seem to cut across the grain of what are taken to be paradigmatically “modern” forms, England was the first and most organically developed capitalist economy and parliamentary monarchy. Indeed, Wood (1991) and Sayer both argue that the English state gets far too little attention in analysis of rise of capitalism, due in part, both say, to a prejudice in favor of a traditional/modern distinction that England seems to fall on the "wrong" side of in many ways. Politically, England emerged in the 18<text:span text:style-name="T5">th</text:span> century and continued well into the 19<text:span text:style-name="T5">th</text:span> at least as the predominant economic and military power in the world. As Ertman notes, even in the early 18<text:span text:style-name="T5">th</text:span> century, England was able to spend a more absolutely on warfare on France, racking up a larger public debt, yet <text:span text:style-name="T2">without</text:span><text:span text:style-name="T4"> falling into the kind of fiscal crisis that repeatedly plagued the </text:span><text:span text:style-name="T2">anciens </text:span><text:soft-page-break/><text:span text:style-name="T2">regimes</text:span><text:span text:style-name="T4"> of Europe.</text:span></text:p>
      <text:p text:style-name="P3"><text:span text:style-name="T4"><text:tab/>In order to account for England's apparent distinctiveness, it is often argued that England was relatively more commercialized, relatively early. For Tilly, England is paradigmatic of the capitalist path to the capitalized coercion pattern of state formation. He argues that on the one hand, England's expanding commerce in international trade and textiles from the 15th through the 17th centuries provided concentration of capital available for extraction while, on the other, its dependence on capitalist resources was balanced by the considerable political power held by rural landowners both through representation in Parliament and by virtue of staffing the rural administration. Tilly's position thus amounts to the claim that England's distinctive features were a result of its especially effective, but not unique, combination of a large concentration of commercial capital with a state apparatus operated by wealthy rural landowners (Tilly 1992: 159).</text:span></text:p>
      <text:p text:style-name="P3"><text:span text:style-name="T4"><text:tab/>It is frequently argued, however, that English landowners were quite distinctive in their own right. It is not enough to say that England was especially effective at combining commercial resources with the political power of landowners. Those landowners, i.e. the gentry, became from the 16</text:span><text:span text:style-name="T6">th</text:span><text:span text:style-name="T4"> century onwards commercialized to an exceptional extent. Moore emphasizes this factor in his explanation of why English political institutions were able to square the circle of modern social and economic relations so much more effectively (and after 1688, without extreme disruptions) than those of other countries. In Moore's account, by the 16th century, landowners increasingly began to see their landed property primarily as source of revenue. This set off the beginning of the movement to enclosure, in which rural common land was taken over for farming or pasturage by not just aristocratic owners but also yeomen farmers, at the expense of the mass </text:span><text:soft-page-break/><text:span text:style-name="T4">of peasantry. The crown was ambivalent about what was going on in the countryside, but the commercially-oriented rural and urban groups pushed on without or against crown. It was then the gentry—typically the most economically advanced group in the countryside, with ties to commercial towns—who were the spearhead against crown's attempts at self-reinforcement in the 17</text:span><text:span text:style-name="T6">th</text:span><text:span text:style-name="T4"> century.</text:span></text:p>
      <text:p text:style-name="P3"><text:span text:style-name="T4"><text:tab/>Moore argues that it was the early violent conflict between crown and parliament (representing commercializing landlords) that fully established parliament as a flexible and conciliatory institution for later development. In the long run, if English politics remained conservative and adopted only gradual social reforms (sometimes even after the Continent), really “reactionary” forces were weaker. Thus, the gradualism of English political development in fact reflects the very flexibility of English social and political structures, and that flexibility was achieved due to the relatively early expansion of rural commercial activity, transforming social relations and setting up the alliance of gentry and bourgeoisie against the crown.</text:span></text:p>
      <text:p text:style-name="P3"><text:span text:style-name="T4"><text:tab/>We see in Moore's account the extremely common emphasis on the political conflicts of the 17</text:span><text:span text:style-name="T6">th</text:span><text:span text:style-name="T4"> century as a watershed in England's distinctive developmental path. However, for Moore, the Civil War and later the Revolution of 1688 did not strictly amount to a bourgeois revolution, though in his estimation they certainly had the effect of giving free rein to capitalistic tendencies in countryside, with a close articulation between rural elite and bourgeois. The alternative interpretation, that the conflicts of the 17th century really were over what the essence of England's political-economic model, can be seen very clearly in Wallerstein's account of England's ascension to the status of a “core” state in the early stages of the emergence of the capitalist world-system.</text:span></text:p>
      <text:p text:style-name="P3"><text:soft-page-break/><text:span text:style-name="T4"><text:tab/>In Wallerstein's interpretation, the period from 1540 to 1640 saw a transformation of rural classes in England, into agricultural capitalists (ranged in terms of wealth between gentry and yeomen) and the beginnings of a landless (but still rural) proletariat. The new class of 'gentry' was not exactly a category opposed to the peers, but instead a fluid term that can be used to capture the emerging class defined by capitalistic landownership, independent of the old forms of feudal status stratification (Wallerstein 1974: 240). The Tudor and Stuart courts balanced the aristocracy and the rising capitalist classes, but while the monarchy's heart was with the former, its policy often favored the latter out of economic necessity. The dance—relatively good economic conditions and peace allowing this ambiguous balance between feudal and capitalist forces—stopped in England and throughout Europe around 1620, with military remobilization and a crash in trade. England was in a position to be able to respond strategically to the crisis, <text:s/>due its level of commercialization and industrialization in the context of its position in the world-economy, but to do so would be to definitively side with the forces promoting domestic capital accumulation and the attempt to compete with the Dutch in the international carry trade. These developments set the stage for the revolution and Civil War, which Wallerstein presents as basically resulting in the defeat of social conservatives by economic progressives, who included supporters of agricultural commercialization and of "maximizing England's advantage in the world-economy" (ibid. 283).</text:span></text:p>
      <text:p text:style-name="P3"><text:span text:style-name="T4"><text:tab/>It is important to emphasize again, though, what Moore and Wallerstein share: 1) the isolation of the 16th century as a key period in which a class of commercialized landlords and capitalist farmers emerged and 2) the explanation of much of England's uniqueness from the fact that this class was unusually commercialized for its time and consolidated its dominance in the </text:span><text:soft-page-break/><text:span text:style-name="T4">political system over the course of the 17th century. However, it clear even from these two accounts that more commerce alone cannot explain England's trajectory, because the post-1688 English state was fundamentally different from the also highly commercialized Italian city states and the Dutch United Provinces. Differences in political structure must also be brought into the story.</text:span></text:p>
      <text:p text:style-name="P3"><text:span text:style-name="T4"><text:tab/>There are, in fact, various politics- and political institution-centered accounts of <text:s/>England's uniqueness. One argument, advanced by Hintze, is that England enjoyed a much “lighter” state than the Continental monarchies because it was geographically insulated from <text:s/>constant territorial warfare. It was this insulation from the imperative of landed military competition that weakened Stuart absolutist gambit (Hintze 1975: ch. 4) and (even before that) spared England the need to adopt the new mercenary and standing armies that were necessary for military survival on the Continent (ibid. 199). However, while there were times at which England “sat out” major European wars, there were many other times—e.g. the Hundred Years War and the late 17th and 18th centuries—when England was a full participant in European warfare. Moreover, during the period when England sat out Continental wars, it was often torn by its own internal conflicts, including the War of the Roses and the Civil War. Nonetheless, it is true that from the late 16th century through the first few decades of the 17th, the crucial period in many accounts of England's distinctive trajectory, England was at peace at home and abroad. Though geographical insulation probably contributed to the possibility of withdrawing from continental territorial conflict, it cannot explain why it happened at </text:span><text:span text:style-name="T3">that point</text:span><text:span text:style-name="T4">, with the specific social and political </text:span><text:span text:style-name="T2">significance</text:span><text:span text:style-name="T4"> it had then.</text:span></text:p>
      <text:p text:style-name="P3"><text:span text:style-name="T4"><text:tab/>Anderson presents the peace of the 16</text:span><text:span text:style-name="T6">th</text:span><text:span text:style-name="T4"> century as the combination of a successful </text:span><text:soft-page-break/><text:span text:style-name="T4">assertion of royal superiority following the end of the War of the Roses with a miscalculation of England's geopolitical standing. Henry VII successfully asserted central authority over the fractious magnates in “a promising start to the construction of an English Absolutism by the turn of the 16th century” (Anderson 1974: 119). However, England's <text:s/>rulers had trouble accepting the fact that its advantages in military organization of previous centuries were gone. After grossly misunderstanding his relative standing with Rome compared to that of Charles V in the dispute over his divorce, Henry VIII stumbled into war with France in 1543. He gained nothing and fiscally ruined the crown, forcing it to sell 2/3 of the land previously confiscated from the Church, largely to the gentry (ibid. 124-5). This simultaneously weakened the economic base of the crown, discouraging it from meddling in Continental military politics, and built up the resources of the gentry. As the combined result of the pacification of the magnates and the enrichment of the gentry at the expense of the crown's geopolitical ambitions, the enfranchised and office-holding nobility was substantially “demilitarized.” To connect Anderson's argument with commerce-centered accounts above, it was this “demilitarization” that “in turn allowed a gradual conversion of the aristocracy to commercial activities long before any comparable rural class in Europe” (ibid. 126).</text:span></text:p>
      <text:p text:style-name="P3"><text:span text:style-name="T4"><text:tab/>It is indeed often emphasized that England exhibited a distinctive pattern of partial political centralization, combining the pacification of the magnates (which Hintze 1975: 194 claims was only really successfully achieved in England) and the imposition of uniform law and administration with a retained position for local notables in the administrative and judicial apparatus. Wood argues that state-formation in England was not the victory of one lord over others, as in France and elsewhere on the Continent, but instead a “collective project” of the </text:span><text:soft-page-break/><text:span text:style-name="T4">noble class as a whole, already well-organized from its Norman origins, culminating in the configuration of the “Crown in parliament.” <text:s/>For Weber, the almost complete rule of “honoratiores,” which was accordingly minimalistic and ad hoc, took an extremely unusual form in England (Weber 1978: 1061). In the first place, the English crown made almost no attempt to inject officials directly responsible to the crown to supplant or circumvent the administration of notables. <text:s/>Secondly—Weber claims this is the crucial difference between England and almost every other case of similarly decentralized governance—the English gentry </text:span><text:span text:style-name="T3">did not</text:span><text:span text:style-name="T4"> attempt to claim legal and political autonomy and thereby to set themselves up in a position as middlemen between the ruler and common subjects. Weber calls this England's distinctive political balance, which held in both rural and urban areas. On one side, the crown was strong enough to draw all of its subjects into a single, national system of politics and law, but it lacked the independent military or bureaucratic power to rule in any way but through local notables. On the other side, those notables had a strong incentive to work through the national political system, instead of seeking autonomy from it.</text:span></text:p>
      <text:p text:style-name="P3"><text:span text:style-name="T4"><text:tab/>Lachmann (1989) calls this pattern “horizontal absolutism,” which he defines as the successful assertion by the crown of supremacy over other claimants to state-like political power, especially the landed magnates and the Church. In England, the </text:span><text:span text:style-name="T7">removal of the Church and magnates as independent powers led to a unique situation of unchallenged sovereignty of the crown at the center but almost no administrative authority in rural areas. The crown, magnates and Church were integrated into a single “state elite” that was separated from gentry landlords who self-governed rural areas but who were cut off from state largess more generally. “The English crown came to head the first modern state, a political apparatus separate from and, as the </text:span><text:soft-page-break/><text:span text:style-name="T7">English Civil War demonstrated, ultimately dependent upon the gentry who controlled production” (Lachmann 1989: 155).</text:span></text:p>
      <text:p text:style-name="P3"><text:span text:style-name="T7"><text:tab/>Together, what these perspectives provide is a coherent account of how the pacification of the magnates in the 16</text:span><text:span text:style-name="T10">th</text:span><text:span text:style-name="T7"> century led to the struggles of the 17</text:span><text:span text:style-name="T10">th</text:span><text:span text:style-name="T7"> century and set in place the foundation for a state dominated by the gentry represented in parliament. Ertman's account is not unlike Lachmann's, but it goes farther back into history to account for the distinctive institutional pattern that enabled first, the English crown to move to disarm and demobilize the magnates, leaving local administration in hands of the gentry and, second, the body that represented the gentry to not be easily circumvented or bought off by royal favors. The outcome he emphasizes is that parliamentary dominance simultaneously increased overall fiscal capacity since it served as a mechanism to mobilize popular support in times of real need and provided the pressure for the construction of an efficient, professional fiscal administration that was sufficiently trustworthy to the public so as to enjoy almost unparalleled borrowing capacity.</text:span></text:p>
      <text:p text:style-name="P3"><text:span text:style-name="T7"><text:tab/>There is, however, an important contrast between Ertman's account and many of the others surveyed here. Almost all point to the extremely important role of the gentry and of the conflict of that class with the absolutist pretensions of the Stuart kings, but in contrast to Ertman, most other accounts place considerable emphasis on the emergence of the gentry as a class with economic interests that were substantially different from those of landowners in other parts of Europe. The fatal conflict between the gentry and the crown, the argument goes, was between the interests of a class of </text:span><text:span text:style-name="T8">commercialized</text:span><text:span text:style-name="T7"> landlords and the Stuarts' attempts to construct an expanded royal court—complete with court nobles, high officials and privileged merchants and financiers—on the model of Continental absolutism. Thus, they joined up with the bourgeoisie, </text:span><text:soft-page-break/><text:span text:style-name="T7">as their natural allies in economic interests, to resist and ultimately prevail against royal absolutism.</text:span></text:p>
      <text:p text:style-name="P3"><text:span text:style-name="T7"><text:tab/>Ertman instead emphasizes the distinctive institutions that allowed the interests of social actors to be </text:span><text:span text:style-name="T8">organized</text:span><text:span text:style-name="T7"> in a different way. The significance of parliament was not the economic interests of its members or of the voters they represented, but the fact that due to that institution's territorial organization, individual MPs were more closely tied to the populations of their local districts, and social divisions were much harder to exploit, than in the Estates of Continental Europe. The resulting resilience of Parliament to royal influence allowed it to effectively act against patrimonial administrative patterns, which did not benefit even the majority of landowners. Thus, the key point is that it could serve as a powerful representative of the interests of individuals in society at all. As Weber puts it, while there are some ways in which English local government resembles a patrimonial administration, it is more accurate to say that it entailed “the voluntary co-operation not of subjects, but of free members of a political association—of 'citizens,' that is—on which the prince depended for the exercise of his authority” (Weber 1978: 1063). It is the fact that Englishmen were politically enfranchised citizens that accounts for the pressure towards bureaucratic professionalism in parts of the English administration as well as for the exceptional capacity of English public finances for taxation, borrowing and thus military expenditures in the conflicts with its European competitors in the 18</text:span><text:span text:style-name="T10">th</text:span><text:span text:style-name="T7"> century.</text:span></text:p>
      <text:p text:style-name="P3"><text:span text:style-name="T7"><text:tab/>And yet, there remains the phenomenon of first agrarian and then industrial capitalism in England. It might be that these two aspects of England distinctiveness in the 18</text:span><text:span text:style-name="T10">th</text:span><text:span text:style-name="T7"> century—its capitalist economy and its parliamentary political system—were only contingently related, and </text:span><text:soft-page-break/><text:span text:style-name="T7">attempts to explain England ascent as a global imperial power would have to include and separately weigh the contribution of the two factors. The difficulty with this, even as a hypothesis, is that historically there are not instances of one or the other appearing alone—before, that is, states with non-parliamentary political regimes began consciously emulating the British economic system in the 19th century. This makes theoretical attempts to separate out the two elements very difficult.</text:span></text:p>
      <text:p text:style-name="P3"><text:span text:style-name="T7"><text:tab/>One prominent attempt is what Wood calls the “bourgeois paradigm,” which is a conceptually stylized account that privileges the development of capitalism and links it with the development of various other typically “modern” patterns including parliamentary democracy and the bureaucratic state. The problem, as Wood points out, is that the actual emergence of capitalism as a historical phenomenon in England did not follow the narrative of the paradigm at all: contrary to the standard oppositions (rural/urban; tradition/reason; aristocracy/bourgeois) generally equating modernization with the rise of bourgeoisie and development of capitalism, capitalism in England was originally agrarian, there was little bourgeois-aristocratic conflict, and the rural agrarian economy carried none of the stigma of non-dynamism attached to it by the theory. Moore, Anderson, and Wallerstein can be seen as trying to shoehorn this theory onto the case of England by emphasizing its exceptional degree of commercialization.</text:span></text:p>
      <text:p text:style-name="P3"><text:span text:style-name="T7"><text:tab/>On the political side, Ertman proposes a few implicit counterfactuals to support his focus on the political-institutional features of England at the expense of the economic, but they require large leaps of the imagination. For instance, he categorizes Poland with England as avoiding the absolutist political regime characteristic of states built on top of the ruins of the Carolignian empire and so enjoying a more “participatory” form of local governance along with territorially </text:span><text:soft-page-break/><text:span text:style-name="T7">organized representative institutions. The difference between the two was that when the representative institutions in each country fully began to flex their muscles, they confronted central states that were very different. In the 17</text:span><text:span text:style-name="T10">th</text:span><text:span text:style-name="T7"> century, the English parliament and the local administration it was linked to were already embedded in a substantial royal judicial and fiscal apparatus and sought only to subject it to the authority of parliament and improve its efficiency. In contrast, by the time Poland was thrust into intense military competition in the 16</text:span><text:span text:style-name="T10">th</text:span><text:span text:style-name="T7"> century and thus first felt the pressure for state-building, the institutional power of the nobility was already entrenched in the </text:span><text:span text:style-name="T9">Sejm</text:span><text:span text:style-name="T7">. The Polish nobility successfully resisted </text:span><text:span text:style-name="T8">any</text:span><text:span text:style-name="T7"> attempt to establish a central state apparatus, preferring instead to completely appropriate administrative, judicial, and military functions for themselves. Thus, the difference was a matter of timing: England had been engaged in intense military competition in France in the middle ages, whereas the pressure for state-building was significantly delayed in Poland.</text:span></text:p>
      <text:p text:style-name="P3"><text:span text:style-name="T7"><text:tab/>On an abstract level, this has a certain plausibility—perhaps if England had not been conquered by the Normans and then sucked into the fight for control of France, it would have ended up looking much more like Poland. As an explanation of the differences between the political goals pursued by the landed elites of England and Poland through their respective territorially organized representative institutions, it runs up against the problem that the existence of a royal state apparatus in England and its absence in Poland were tied to many other substantial differences in the social and political structures of the two countries. As Lachmann and others emphasize, the great achievement of Tudor state-building was to substantially reduce if not eliminate the independent military capacity of the magnates, leaving the gentry in charge of local administration in a situation in which the central state possessed an effective monopoly </text:span><text:soft-page-break/><text:span text:style-name="T7">on the legitimate use of violence. Indeed, in general, English government was “locally devolved, yet centrally regulated” (Sayer 1992: 1407). In both England and Poland, local landholders administered justice, but in England it was royal justice, not their personal justice as seigneurs.</text:span></text:p>
      <text:p text:style-name="P3"><text:span text:style-name="T7"><text:tab/>As a result, though the state was tilted towards landowners in both cases, this “tilt” operated in very different ways. In Poland, the landowners—in the form of patron-client networks of magnates and knights—</text:span><text:span text:style-name="T8">were </text:span><text:span text:style-name="T7">the state in all its forms—administrative, judicial, and military. They wielded this state authority, organized at the highest level in the </text:span><text:span text:style-name="T9">Sejm</text:span><text:span text:style-name="T7">, to secure their domination over other social classes, squeezing the towns and holding the peasantry in serfdom. It even makes little sense to distinguish between the nobility's political power from its economic or social domination, since, on the one hand, its capacity to economically exploit the peasantry quite arose directly from its immense and well-organized political power while, on the other, its ability to refuse to grant any independent resources to the crown depended on its capacity to maintain order and extract resources without any assistance from a royal coercive or judicial apparatus.</text:span></text:p>
      <text:p text:style-name="P3"><text:span text:style-name="T7"><text:tab/>In England, the situation became completely different over the years of Tudor rule. With magnates who were able to field their own military forces removed from rural affairs, the gentry were left in charge of royal administration. They could use their authority in their own best interests and those of their social peers—as they certainly did—but they could not </text:span><text:span text:style-name="T8">appropriate </text:span><text:span text:style-name="T7">for themselves state authority let alone the coercive capacity to enforce it. As Ertman indicates, this situation is only imaginable as the result of previous, highly successful state-building efforts in the middle ages and Tudor era, but its significance lies not just in the </text:span><text:span text:style-name="T8">existence</text:span><text:span text:style-name="T7"> of a royal administration but also in a very distinctive relationship between landowners and political power. </text:span></text:p>
      <text:p text:style-name="P3"><text:soft-page-break/><text:span text:style-name="T7"><text:tab/>If the attempt to appropriate offices in the local administration was going to profit the incumbent at all, it would have to do so at the expense of the cheapness of local administration or otherwise of the interests of other enfranchised landowners in the area. But this is exactly what landowners, organized in parliament, were able to oppose in the royal administration! Indeed, as Weber likes to emphasize, it became customary for JPs to waive any income from office. Office-holding was thus not the attractive avenue for securing a livelihood that it was for elites in France, and lacking their own overwhelming coercive force and constrained by the common law, English landowners could not subjugate the peasantry as the Eastern European nobility did in the same period.</text:span></text:p>
      <text:p text:style-name="P3"><text:span text:style-name="T7"><text:tab/>So what was a country squire to do to earn a living? The answer, often enough to substantially change the character of the rural English economy, was to turn to attempting to work within the constraints of royal justice to expand landholdings at the expense of peasants with copyhold leases and seek new leasing arrangements that maximized the economic productivity of the land. This is, of course, Brenner's (1984a, 1984b) account of the rise of agrarian capitalism in England. The point is that it was in many ways the </text:span><text:span text:style-name="T8">very same</text:span><text:span text:style-name="T7"> aspects of English political history that were crucial to its distinctive path in both economic development and political institutions. It thus makes almost no sense to say that England's “exceptional” character, which came to fruition in its re-emergence into European political competition as a if not until later </text:span><text:span text:style-name="T8">the</text:span><text:span text:style-name="T7"> major power, was primarily economic or political. It was the result of the solidification, in the 16</text:span><text:span text:style-name="T10">th</text:span><text:span text:style-name="T7"> and 17</text:span><text:span text:style-name="T10">th</text:span><text:span text:style-name="T7"> centuries, of a political and economic structure in which a class of landowners filled the local administration and had substantial political rights through their organized representation in parliament, and for that very reason derived their income not from </text:span><text:soft-page-break/><text:span text:style-name="T7">tax revenues or other forms of coercively-enforced extraction but instead through the competitive, market-oriented cultivation of their land by capitalist farmers. It was this separation of economic ownership as a source of income from the political power to coercively extract surplus of some kind that set off the dynamics of both capitalist growth and of a state the avoided the pitfalls of both royal absolutism </text:span><text:span text:style-name="T9">and</text:span><text:span text:style-name="T7"> noble patrimonialism. The post-1688 English state was capitalist not so much in the sense that capitalists dominated in it or that it pursued policies conducive to capital accumulation—though it arguably did—but because its institutional format was intimately bound up with the specific social property relations and resulting rules of reproduction that are distinctively characteristic of capitalism.</text:span></text:p>
      <text:p text:style-name="P3"><text:span text:style-name="T7"/></text:p>
      <text:p text:style-name="P8"><text:span text:style-name="T7">Works Cited</text:span></text:p>
      <text:p text:style-name="P5"><text:span text:style-name="T7">Anderson, Perry. 1974. </text:span><text:span text:style-name="T8">Lineages of the Absolutist State</text:span><text:span text:style-name="T7">. New York: Verso.</text:span></text:p>
      <text:p text:style-name="P5"><text:span text:style-name="T7">Ardant, Gabriel. 1975. "</text:span><text:bookmark text:name="Financial_Policy_and_Economic_Infrastructure_of_Modern_State_and_Nations"/><text:span text:style-name="T7">Financial Policy and Economic Infrastructure of Modern State and Nations." In. Charles Tilly, ed., </text:span><text:span text:style-name="T8">The Formation of National States in Western Europe</text:span><text:span text:style-name="T7">, pp. 164-242. Princeton: Princeton University Press.</text:span></text:p>
      <text:p text:style-name="P5"><text:span text:style-name="T7">Brenner, Robert. 1985a. "Agrarian Class Structure and Economic Development in Pre-Industrial Europe." In T.H. Aston and C.H.E. Philpin, eds., </text:span><text:span text:style-name="T8">The Brenner Debate</text:span><text:span text:style-name="T7">, pp. 10-63. Cambridge: Cambridge University Press.</text:span></text:p>
      <text:p text:style-name="P5"><text:span text:style-name="T7">Brenner, Robert. 1985b. "The Agrarian Roots of Modern Capitalism." In T.H. Aston and C.H.E. Philpin, eds., </text:span><text:span text:style-name="T8">The Brenner Debate</text:span><text:span text:style-name="T7">, pp. 213-327. Cambridge: Cambridge University Press.</text:span></text:p>
      <text:p text:style-name="P5"><text:span text:style-name="T7">Downing, Brian M. 1992. </text:span><text:span text:style-name="T8">The Military Revolution and Political Change</text:span><text:span text:style-name="T7">. Princeton: Princeton University Press.</text:span></text:p>
      <text:p text:style-name="P5"><text:span text:style-name="T7">Ertman, Thomas. 1997. </text:span><text:span text:style-name="T8">Birth of the Leviathan</text:span><text:span text:style-name="T7">. Cambridge: Cambridge University Press.</text:span></text:p>
      <text:p text:style-name="P5"><text:span text:style-name="T7">Hintze, Otto. 1968. "The Nature of Feudalism." In Frederic L. Cheyette, ed., </text:span><text:span text:style-name="T9">Lordship and Community in Medieval Europe</text:span><text:span text:style-name="T7">, pp. 22-31. New York: Holt, Rinehart and Winston.</text:span></text:p>
      <text:p text:style-name="P5"><text:span text:style-name="T7">Hintze, Otto. 1975. </text:span><text:span text:style-name="T9">The Historical Essays of Otto Hintze</text:span><text:span text:style-name="T7">. Ed. Felix Gilbert. New York: Oxford University Press.</text:span></text:p>
      <text:p text:style-name="P5"><text:span text:style-name="T7">Ikegami, Eiko and Charles Tilly. 1994. "State Formation and Contention in Japan and France." In McClain, Merriman, and Ugawa, eds., </text:span><text:span text:style-name="T9">Edo and Paris</text:span><text:span text:style-name="T7">, pp. 429-454. Ithaca, NY: Cornell University Press.</text:span></text:p>
      <text:p text:style-name="P5">Kiser, Edgar. 1987. "The Formation of State Policy in Western European Absolutisms: A Comparison of England and France." <text:span text:style-name="T2">Politics and Society</text:span> 15: 259-290.</text:p>
      <text:p text:style-name="P5"><text:soft-page-break/>Kiser, Edgar and April Linton. 2001. "Determinants of the Growth of the State: War and Taxation in Early Modern France and England." <text:span text:style-name="T1">Social Forces</text:span> 80(2): 411-48.</text:p>
      <text:p text:style-name="P5"><text:span text:style-name="T7">Lachmann, Richard. 1989. “Elite Conflict and State Formation in 16th- and 17th-Century England and France.” </text:span><text:span text:style-name="T9">American Sociological Review</text:span><text:span text:style-name="T7"> 54(2): 141-62.</text:span></text:p>
      <text:p text:style-name="P5"><text:span text:style-name="T7">Lachmann, Richard. 2009. "Greed and Contingency: State Fiscal Crises and Imperial Failure in Early Modern Europe." </text:span><text:span text:style-name="T9">American Journal of Sociology</text:span><text:span text:style-name="T7"> 115(1): 39-73.</text:span></text:p>
      <text:p text:style-name="P5"><text:span text:style-name="T7">Levi, Margaret. 1981. "The Predatory Theory of Rule." </text:span><text:span text:style-name="T9">Politics and Society</text:span><text:span text:style-name="T7"> 10: 431-465.</text:span></text:p>
      <text:p text:style-name="P5"><text:span text:style-name="T7">Moore, Barrington, Jr. 1966. </text:span><text:span text:style-name="T8">Social Origins of Dictatorship and Democracy: Lord and Peasant in the Making of the Modern World</text:span><text:span text:style-name="T7">. Boston: Beacon Press.</text:span></text:p>
      <text:p text:style-name="P5"><text:span text:style-name="T7">Sayer, Derek. 1992. "A Notable Administration: English State Formation and the Rise of Capitalism." </text:span><text:span text:style-name="T9">American Journal of Sociology</text:span><text:span text:style-name="T7"> 97(5): 1382-1415.</text:span></text:p>
      <text:p text:style-name="P6">Schumpeter, Joseph A. 1954. "The Crisis of the Tax State." In <text:span text:style-name="T2">International Economic Papers no. 4</text:span>, pp. 5-38. New York: Macmillan.</text:p>
      <text:p text:style-name="P6">Tilly, Charles. 1985. "War Making and State Making as Organized Crime." In Peter Evans, Dietrich Rueschemeyer, and Theda Skocpol, ed., <text:span text:style-name="T2">Bringing the State Back In</text:span>, pp. 170-191. Cambridge: Cambridge University Press.</text:p>
      <text:p text:style-name="P6">Tilly, Charles. 1992. <text:span text:style-name="T2">Coercion, Capital, and European State, AD 990-1992</text:span>. Cambridge, MA: Blackwell.</text:p>
      <text:p text:style-name="P6">Wallerstein, Immanuel. 1974. <text:span text:style-name="T2">The Modern World System: Capitalist Agriculture and the Origins of the European World Economy in the Sixteenth Century.</text:span> New York and London: Academic Press.</text:p>
      <text:p text:style-name="P6">Weber, Max. 1978. <text:span text:style-name="T1">Economy and </text:span><text:span text:style-name="T2">Society</text:span><text:span text:style-name="T4">. 2 Vols. Edited</text:span> by Guenther Roth and Claus Wittich. <text:soft-page-break/>University of California Pres</text:p>
      <text:p text:style-name="P5"><text:span text:style-name="T7">Wood, Ellen Meiksins. 1991. </text:span><text:span text:style-name="T8">The Pristine Culture of Capitalism</text:span><text:span text:style-name="T7">. London: Vers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svg:font-family="Times"/>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1T10:08:27</meta:creation-date>
    <dc:title>1inchmargin</dc:title>
    <meta:editing-duration>PT12H04M05S</meta:editing-duration>
    <meta:editing-cycles>35</meta:editing-cycles>
    <meta:generator>OpenOffice.org/3.2$Unix OpenOffice.org_project/320m12$Build-9483</meta:generator>
    <meta:initial-creator>Mark Cohen</meta:initial-creator>
    <dc:date>2011-01-21T22:12:29</dc:date>
    <dc:creator>Mark Cohen</dc:creator>
    <meta:document-statistic meta:table-count="0" meta:image-count="0" meta:object-count="0" meta:page-count="52" meta:paragraph-count="126" meta:word-count="15620" meta:character-count="102568"/>
    <meta:template xlink:type="simple" xlink:actuate="onRequest" xlink:title="1inchmargin" xlink:href="../1inchmargin.ott" meta:date="2011-01-21T10:08:26"/>
  </office:meta>
</office:document-meta>
</file>